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14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.00.0000</text:date>, <text:time style:data-style-name="N2" text:time-value="16:42:31.091403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1-02T19:00:50.979097939</dc:date>
    <meta:editing-duration>PT3H22M54S</meta:editing-duration>
    <meta:editing-cycles>14</meta:editing-cycles>
    <meta:generator>LibreOffice/6.1.5.2$Linux_ARM_EABI LibreOffice_project/10$Build-2</meta:generator>
    <meta:document-statistic meta:table-count="1" meta:cell-count="246" meta:object-count="0"/>
  </office:meta>
</office:document-meta>
</file>